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4.25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5cm" svg:height="7.3cm" svg:x="1.8cm" svg:y="5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6cm" svg:y="6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7cm" svg:y="9.3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9.2cm" svg:y="6.2cm">
          <text:p text:style-name="P1">create_internal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cm" svg:height="2.1cm" svg:x="18.6cm" svg:y="4.2cm">
          <text:p text:style-name="P1">ir_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3cm" svg:height="2.1cm" svg:x="18.6cm" svg:y="7.7cm">
          <text:p text:style-name="P1">ir_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6.8cm" svg:y1="7.25cm" svg:x2="18.6cm" svg:y2="5.25cm" draw:start-shape="id1" draw:start-glue-point="1" draw:end-shape="id2" draw:end-glue-point="3" svg:d="M16800 7250l1800-2000" svg:viewBox="0 0 1801 2001">
          <text:p/>
        </draw:connector>
        <draw:connector draw:style-name="gr6" draw:text-style-name="P1" draw:layer="layout" draw:type="line" svg:x1="16.8cm" svg:y1="7.25cm" svg:x2="18.6cm" svg:y2="8.75cm" draw:start-shape="id1" draw:start-glue-point="1" draw:end-shape="id3" draw:end-glue-point="3" svg:d="M16800 7250l1800 1500" svg:viewBox="0 0 1801 1501">
          <text:p/>
        </draw:connector>
        <draw:custom-shape draw:style-name="gr3" draw:text-style-name="P1" xml:id="id4" draw:id="id4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7" draw:layer="layout" svg:width="12.7cm" svg:height="2.384cm" svg:x="8.2cm" svg:y="11.1cm">
          <draw:text-box>
            <text:p>The internal-release name 'hpk' is given as a parameter to the function. The internal-release number is calculated automatically. </text:p>
          </draw:text-box>
        </draw:frame>
        <draw:connector draw:style-name="gr6" draw:text-style-name="P1" draw:layer="layout" draw:type="line" svg:x1="7.2cm" svg:y1="8.75cm" svg:x2="9.2cm" svg:y2="7.25cm" draw:end-shape="id1" draw:end-glue-point="3" svg:d="M7200 8750l2000-1500" svg:viewBox="0 0 2001 1501">
          <text:p/>
        </draw:connector>
        <draw:connector draw:style-name="gr6" draw:text-style-name="P1" draw:layer="layout" draw:type="line" svg:x1="4.4cm" svg:y1="4.1cm" svg:x2="4.45cm" svg:y2="5.1cm" draw:start-shape="id4" draw:start-glue-point="2" svg:d="M4400 4100l50 1000" svg:viewBox="0 0 51 1001">
          <text:p/>
        </draw:connector>
        <draw:custom-shape draw:style-name="gr8" draw:text-style-name="P1" xml:id="id5" draw:id="id5" draw:layer="layout" svg:width="3.4cm" svg:height="3.9cm" svg:x="24cm" svg:y="4.9cm">
          <text:p text:style-name="P1">test_<text:line-break/>internal_<text:line-break/>release.py<text:line-break/>(hpk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9cm" svg:y1="5.25cm" svg:x2="24cm" svg:y2="6.85cm" draw:start-shape="id2" draw:start-glue-point="1" draw:end-shape="id5" draw:end-glue-point="3" svg:d="M22900 5250l1100 1600" svg:viewBox="0 0 1101 1601">
          <text:p/>
        </draw:connector>
        <draw:connector draw:style-name="gr6" draw:text-style-name="P1" draw:layer="layout" draw:type="line" svg:x1="22.9cm" svg:y1="8.75cm" svg:x2="24cm" svg:y2="6.85cm" draw:start-shape="id3" draw:start-glue-point="1" draw:end-shape="id5" draw:end-glue-point="3" svg:d="M22900 8750l1100-1900" svg:viewBox="0 0 1101 1901">
          <text:p/>
        </draw:connector>
        <draw:frame draw:style-name="gr9" draw:layer="layout" svg:width="6cm" svg:height="4.517cm" svg:x="22.3cm" svg:y="10.6cm">
          <draw:text-box>
            <text:p>If the test is successful, the last thing done is the removal of the “ir_” from the start of the filenames <text:s/></text:p>
          </draw:text-box>
        </draw:frame>
      </draw:page>
      <draw:page draw:name="page2" draw:style-name="dp1" draw:master-page-name="Default">
        <draw:custom-shape draw:style-name="gr1" draw:text-style-name="P1" xml:id="id6" draw:id="id6" draw:layer="layout" svg:width="5.7cm" svg:height="5.9cm" svg:x="3.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2.1cm" svg:x="3.9cm" svg:y="4.4cm">
          <text:p text:style-name="P1"><text:span text:style-name="T1">001_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2cm" svg:height="2.1cm" svg:x="3.9cm" svg:y="7.1cm">
          <text:p text:style-name="P1"><text:span text:style-name="T1">001_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" draw:id="id9" draw:layer="layout" svg:width="3.6cm" svg:height="1.5cm" svg:x="12.8cm" svg:y="1.6cm">
          <text:p text:style-name="P1"><text:span text:style-name="T1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4" draw:id="id14">
          <draw:custom-shape draw:style-name="gr1" draw:text-style-name="P1" xml:id="id13" draw:id="id13" draw:layer="layout" svg:width="5cm" svg:height="5.4cm" svg:x="21.2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.1cm" svg:height="1.772cm" svg:x="21.7cm" svg:y="2.022cm">
            <text:p text:style-name="P1"><text:span text:style-name="T2">ir_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4cm" svg:height="1.772cm" svg:x="21.7cm" svg:y="4.891cm">
            <text:p text:style-name="P1"><text:span text:style-name="T2">ir_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xml:id="id7" draw:id="id7" draw:layer="layout" svg:width="5.3cm" svg:height="1.9cm" svg:x="3.5cm" svg:y="11.9cm">
          <text:p text:style-name="P1"><text:span text:style-name="T1">create_mozilla_</text:span><text:span text:style-name="T1"><text:line-break/></text:span><text:span text:style-name="T1">release.py (hp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05cm" svg:y1="9.9cm" svg:x2="6.15cm" svg:y2="11.9cm" draw:start-shape="id6" draw:start-glue-point="2" draw:end-shape="id7" draw:end-glue-point="0" svg:d="M6050 9900l100 2000" svg:viewBox="0 0 101 2001">
          <text:p/>
        </draw:connector>
        <draw:g>
          <draw:custom-shape draw:style-name="gr14" draw:text-style-name="P1" xml:id="id8" draw:id="id8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4cm" svg:x="1.3cm" svg:y="16.6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3.95cm" svg:y="16.6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9.2cm" svg:y="16.6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6.6cm" svg:y="16.6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6.15cm" svg:y1="13.8cm" svg:x2="6.5cm" svg:y2="16cm" draw:start-shape="id7" draw:start-glue-point="2" draw:end-shape="id8" svg:d="M6150 13800l350 2200" svg:viewBox="0 0 351 2201">
          <text:p/>
        </draw:connector>
        <draw:custom-shape draw:style-name="gr3" draw:text-style-name="P1" xml:id="id10" draw:id="id10" draw:layer="layout" svg:width="6.6cm" svg:height="3.1cm" svg:x="11.3cm" svg:y="5.1cm">
          <text:p text:style-name="P1">create_internal_<text:line-break/>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4.6cm" svg:y1="3.1cm" svg:x2="14.6cm" svg:y2="5.1cm" draw:start-shape="id9" draw:start-glue-point="2" draw:end-shape="id10" draw:end-glue-point="0" svg:d="M14600 3100v2000" svg:viewBox="0 0 1 2001">
          <text:p/>
        </draw:connector>
        <draw:connector draw:style-name="gr6" draw:text-style-name="P1" draw:layer="layout" draw:type="line" svg:x1="9cm" svg:y1="6.65cm" svg:x2="11.3cm" svg:y2="6.65cm" draw:end-shape="id10" draw:end-glue-point="3" svg:d="M9000 6650h2300" svg:viewBox="0 0 2301 1">
          <text:p/>
        </draw:connector>
        <draw:g xml:id="id12" draw:id="id12">
          <draw:custom-shape draw:style-name="gr14" draw:text-style-name="P1" draw:layer="layout" svg:width="11cm" svg:height="3.4cm" svg:x="17.4cm" svg:y="15.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4cm" svg:height="2.4cm" svg:x="17.7cm" svg:y="16.5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0.35cm" svg:y="16.5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5.6cm" svg:y="16.5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2.4cm" svg:height="2.4cm" svg:x="23cm" svg:y="16.5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xml:id="id11" draw:id="id11" draw:layer="layout" svg:width="8.8cm" svg:height="1.5cm" svg:x="18.4cm" svg:y="13.4cm">
          <text:p text:style-name="P1"><text:span text:style-name="T1">create_mozilla_release.py</text:span><text:span text:style-name="T1"><text:line-break/></text:span><text:span text:style-name="T1">(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8cm" svg:y1="14.9cm" svg:x2="22.9cm" svg:y2="15.9cm" draw:start-shape="id11" draw:start-glue-point="2" draw:end-shape="id12" svg:d="M22800 14900l100 1000" svg:viewBox="0 0 101 1001">
          <text:p/>
        </draw:connector>
        <draw:connector draw:style-name="gr6" draw:text-style-name="P1" draw:layer="layout" draw:type="line" svg:x1="17.9cm" svg:y1="6.65cm" svg:x2="21.2cm" svg:y2="4.3cm" draw:start-shape="id10" draw:start-glue-point="1" draw:end-shape="id13" svg:d="M17900 6650l3300-2350" svg:viewBox="0 0 3301 2351">
          <text:p/>
        </draw:connector>
        <draw:custom-shape draw:style-name="gr8" draw:text-style-name="P1" xml:id="id15" draw:id="id15" draw:layer="layout" svg:width="7.6cm" svg:height="1.5cm" svg:x="19.9cm" svg:y="7.8cm">
          <text:p text:style-name="P1">test_internal_release.py<text:line-break/>(foo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7cm" svg:y1="7cm" svg:x2="23.7cm" svg:y2="7.8cm" draw:start-shape="id14" draw:start-glue-point="2" draw:end-shape="id15" draw:end-glue-point="0" svg:d="M23700 7000v800" svg:viewBox="0 0 1 801">
          <text:p/>
        </draw:connector>
        <draw:g xml:id="id16" draw:id="id16">
          <draw:custom-shape draw:style-name="gr1" draw:text-style-name="P1" draw:layer="layout" svg:width="5cm" svg:height="2.1cm" svg:x="20.7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4.1cm" svg:height="0.689cm" svg:x="21.2cm" svg:y="10.464cm">
            <text:p text:style-name="P1"><text:span text:style-name="T2">002_foo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4cm" svg:height="0.689cm" svg:x="21.2cm" svg:y="11.58cm">
            <text:p text:style-name="P1"><text:span text:style-name="T2">002_foo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draw:type="line" svg:x1="23.7cm" svg:y1="9.3cm" svg:x2="23.2cm" svg:y2="10.3cm" draw:start-shape="id15" draw:start-glue-point="2" draw:end-shape="id16" draw:end-glue-point="0" svg:d="M23700 9300l-500 1000" svg:viewBox="0 0 501 1001">
          <text:p/>
        </draw:connector>
        <draw:connector draw:style-name="gr6" draw:text-style-name="P1" draw:layer="layout" draw:type="line" svg:x1="23.2cm" svg:y1="12.4cm" svg:x2="22.8cm" svg:y2="13.4cm" draw:start-shape="id16" draw:start-glue-point="2" draw:end-shape="id11" draw:end-glue-point="0" svg:d="M23200 12400l-400 1000" svg:viewBox="0 0 4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7-01-09T18:33:49.184608938</dc:date>
    <meta:editing-duration>P1DT3H49M41S</meta:editing-duration>
    <meta:editing-cycles>63</meta:editing-cycles>
    <meta:generator>LibreOffice/4.2.8.2$Linux_X86_64 LibreOffice_project/420m0$Build-2</meta:generator>
    <meta:document-statistic meta:object-count="54"/>
  </office:meta>
</office:document-meta>
</file>